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Roboto, Oxygen, Ubuntu, 'Droid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15212a" style:font-name="apple-system" fo:font-size="10.5pt" fo:letter-spacing="normal" fo:font-style="normal" fo:font-weight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host information</text:h>
      <text:p text:style-name="Standard"/>
      <text:p text:style-name="Standard">Stripe through larry@richmondhypnosiscenter.com</text:p>
      <text:p text:style-name="Standard"/>
      <text:p text:style-name="Standard">Stripe code:</text:p>
      <text:p text:style-name="P1"><text:span text:style-name="T1">eyJsIjp0cnVlLCJhIjoic2tfbGl2ZV81MUg0d1NPREVnZGZuWDFTcTJROVVvMmo2Z0h1S290QTZOYU5LR1lESTRNNHVscVdVTU92VDU3emY4UWV6Rmx2WFhmUkpkMWxFT1U0NlEyTVFsNVRnRlY4ejAwUVRlRXBZQ1kiLCJwIjoicGtfbGl2ZV81MUg0d1NPREVnZGZuWDFTcVhzRkpxb1VZU21sdGl5MGJ4UXVsd3VuOWFUMmljT3NHeTZEZUo0YzVCdjRSaEVZRm5meWMxdG9aeFFvdG11T2VHOFVtSDN3cDAwT1NuS3p6VkciLCJzIjoiZXlKdGIyUmxJam9pYkdsMlpTSXNJbkpoYm1SdmJWTjBZWFJsSWpvaU1qZGxabVF4TldZd1lUTmxZVEEzTWpSbVpqTmlPR0ZtT0dOaE5qRmtZVGNpZlE9PSIsIm4iOiJSaWNobW9uZGh5cG5vc2lzY2VudGVyIiwiaSI6ImFjY3RfMUg0d1NPREVnZGZuWDFTcSJ9</text:span> </text:p>
      <text:p text:style-name="P1"/>
      <text:p text:style-name="P1">Files in directory: <text:span text:style-name="T2">www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Roboto, Oxygen, Ubuntu, 'Droid Sans', 'Helvetica Neue'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1-12-24T00:25:08.99</meta:creation-date>
    <meta:document-statistic meta:table-count="0" meta:image-count="0" meta:object-count="0" meta:page-count="1" meta:paragraph-count="5" meta:word-count="12" meta:character-count="620"/>
    <dc:date>2021-12-24T01:07:48.92</dc:date>
    <dc:creator>Larry Volz</dc:creator>
    <meta:editing-duration>PT27M39S</meta:editing-duration>
    <meta:editing-cycles>1</meta:editing-cycles>
    <meta:generator>OpenOffice/4.1.11$Win32 OpenOffice.org_project/4111m1$Build-9808</meta:generator>
  </office:meta>
</office:document-meta>
</file>